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2" style:master-page-name="First_20_Page">
      <style:paragraph-properties style:page-number="auto" fo:break-before="page"/>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officeooo:rsid="000c7d95"/>
    </style:style>
    <style:style style:name="T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311845435742047631" text:style-name="Outline">
        <text:list-item>
          <text:list>
            <text:list-item>
              <text:h text:style-name="P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62335560309636897"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3"/>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3">Sets the trigger source</text:p>
          </table:table-cell>
        </table:table-row>
      </table:table>
      <text:list xml:id="list113653106534943" text:continue-list="list6311845435742047631"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8"><text:span text:style-name="T6">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3">This event command causes a defined LIST to immediately start without the selected trigger occurring. </text:p>
          </table:table-cell>
        </table:table-row>
        <table:table-row>
          <table:table-cell table:style-name="Table2.A1" office:value-type="string">
            <text:p text:style-name="P5"><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13654086677145"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ts the time delay between the detection of an event on the specified </text:p>
            <text:p text:style-name="P3">trigger source and the start of any corresponding trigger action on the PSU output. </text:p>
          </table:table-cell>
          <table:covered-table-cell/>
          <table:covered-table-cell/>
          <table:covered-table-cell/>
        </table:table-row>
        <table:table-row>
          <table:table-cell table:style-name="Table1.A1"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table-cell table:style-name="Table1.A1" office:value-type="string">
            <text:p text:style-name="Standard"/>
          </table:table-cell>
          <table:table-cell table:style-name="Table1.A1" office:value-type="string">
            <text:p text:style-name="P2">&lt;delay&gt;</text:p>
          </table:table-cell>
          <table:table-cell table:style-name="Table1.A1" office:value-type="string">
            <text:p text:style-name="P4">Numeric</text:p>
          </table:table-cell>
          <table:table-cell table:style-name="Table1.A1" office:value-type="string">
            <text:p text:style-name="P1">0 – 3600|MIN|MAX</text:p>
          </table:table-cell>
          <table:table-cell table:style-name="Table1.A1" office:value-type="string">
            <text:p text:style-name="P4">MIN</text:p>
          </table:table-cell>
        </table:table-row>
        <table:table-row>
          <table:table-cell table:style-name="Table1.A1" office:value-type="string">
            <text:p text:style-name="P6">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5"><text:span text:style-name="T3">Usage</text:span><text:span text:style-name="T2"> </text:span><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13653977590585" text:continue-numbering="true" text:style-name="Outline">
        <text:list-item>
          <text:list>
            <text:list-item>
              <text:list>
                <text:list-item>
                  <text:h text:style-name="Heading_20_3" text:outline-level="3"><text:bookmark text:name="trig_exit_cond"/><text:soft-page-break/>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3">This command sets channels condition when LIST execution is not <text:span text:style-name="T5">prematurely</text:span> stopped (e.g. with ABORt command or by user action). </text:p>
            <text:p text:style-name="P3">Use [SOURce[&lt;n&gt;]]:LIST:COUNt to set finite number of LIST loops.</text:p>
          </table:table-cell>
          <table:covered-table-cell/>
          <table:covered-table-cell/>
          <table:covered-table-cell/>
        </table:table-row>
        <table:table-row>
          <table:table-cell table:style-name="Table4.A1" office:value-type="string">
            <text:p text:style-name="P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table-cell table:style-name="Table4.A1" office:value-type="string">
            <text:p text:style-name="Standard"/>
          </table:table-cell>
          <table:table-cell table:style-name="Table4.A1" office:value-type="string">
            <text:p text:style-name="P2">&lt;condition&gt;</text:p>
          </table:table-cell>
          <table:table-cell table:style-name="Table4.A1" office:value-type="string">
            <text:p text:style-name="P4">Discrete</text:p>
          </table:table-cell>
          <table:table-cell table:style-name="Table4.A1" office:value-type="string">
            <text:p text:style-name="P1">OFF|FIRSt|LAST|STANdby</text:p>
          </table:table-cell>
          <table:table-cell table:style-name="Table4.A1" office:value-type="string">
            <text:p text:style-name="P4">OFF</text:p>
          </table:table-cell>
        </table:table-row>
        <table:table-row>
          <table:table-cell table:style-name="Table4.A1" office:value-type="string">
            <text:p text:style-name="P6">Return</text:p>
          </table:table-cell>
          <table:table-cell table:style-name="Table4.A1" table:number-columns-spanned="4" office:value-type="string">
            <text:p text:style-name="P2">The query command returns the programmed exit condition.</text:p>
          </table:table-cell>
          <table:covered-table-cell/>
          <table:covered-table-cell/>
          <table:covered-table-cell/>
        </table:table-row>
        <table:table-row>
          <table:table-cell table:style-name="Table4.A1" office:value-type="string">
            <text:p text:style-name="P5"><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113654125240293"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3">This command selects the source from which the PSU will accept a trigger.</text:p>
            <text:list xml:id="list113654085808497" text:continue-list="list62335560309636897"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 (it’s always 1).</text:p>
              </text:list-item>
            </text:list>
            <text:p text:style-name="P3">When the trigger source is set to BUS, the *WAI command can ensure the synchronization. After executing the *WAI command, the PSU will only execute new command when all the pending operations are completed.</text:p>
            <text:p text:style-name="P3">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3"/>
            <text:p text:style-name="P3">The wait for the BUS, EXTernal, or KEY trigger can be bypassed by sending the</text:p>
            <text:p text:style-name="P3"><office:annotation office:name="__Annotation__31133_1998477552"><dc:creator>Denis Kotlar</dc:creator><dc:date>2017-03-14T13:26:55</dc:date><text:p text:style-name="P8"><text:span text:style-name="T7">Remove?</text:span></text:p></office:annotation><text:span text:style-name="T4">TRIGger[:SEQuence][:IMMediate] </text:span><office:annotation-end office:name="__Annotation__31133_1998477552"/>command.</text:p>
            <text:p text:style-name="P3"/>
            <text:p text:style-name="P3">The APPLy command automatically sets the source to IMMediate.</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4">Name</text:p>
          </table:table-cell>
          <table:table-cell table:style-name="Table66.B3" office:value-type="string">
            <text:p text:style-name="P4">Type</text:p>
          </table:table-cell>
          <table:table-cell table:style-name="Table66.B3" office:value-type="string">
            <text:p text:style-name="P4">Range</text:p>
          </table:table-cell>
          <table:table-cell table:style-name="Table66.B3" office:value-type="string">
            <text:p text:style-name="P4">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4">Discrete</text:p>
          </table:table-cell>
          <table:table-cell table:style-name="Table66.A1" office:value-type="string">
            <text:p text:style-name="P1">BUS|IMM|MAN|PIN1</text:p>
          </table:table-cell>
          <table:table-cell table:style-name="Table66.A1" office:value-type="string">
            <text:p text:style-name="P4">–</text:p>
          </table:table-cell>
        </table:table-row>
        <table:table-row>
          <table:table-cell table:style-name="Table66.A1" office:value-type="string">
            <text:p text:style-name="P6">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APPLy</text:p>
            <text:p text:style-name="Standard"><text:soft-page-break/>INITialize</text:p>
            <text:p text:style-name="P3">TRIGger[:SEQuence][:IMMediate]</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16. TRIGger</dc:title>
    <meta:document-statistic meta:table-count="5" meta:image-count="0" meta:object-count="0" meta:page-count="3" meta:paragraph-count="118" meta:word-count="611" meta:character-count="4185" meta:non-whitespace-character-count="3695"/>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